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18" style:family="table-cell" style:parent-style-name="Default">
      <style:table-cell-properties fo:wrap-option="wrap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60"/>
        <table:table-column table:style-name="co4" table:default-cell-style-name="ce56"/>
        <table:table-column table:style-name="co5" table:default-cell-style-name="ce56"/>
        <table:table-column table:style-name="co6" table:default-cell-style-name="ce60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Atender Quej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haber iniciado sesión y haberse dirigido a la pestaña de “Quejas”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dejará de mostrar la Queja en la pestaña de Quejas, solo el Administrado que haya atendido la queja podrá verla en la pestaña “Quejas”/”Quejas Atendidas”, también responderla y cambiar su estado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61" office:value-type="date" office:date-value="2019-10-20" calcext:value-type="date">
            <text:p>20/10/19</text:p>
          </table:table-cell>
          <table:table-cell table:style-name="ce46" office:value-type="string" calcext:value-type="string">
            <text:p>Versión:</text:p>
          </table:table-cell>
          <table:table-cell table:style-name="ce64" office:value-type="string" calcext:value-type="string">
            <text:p>V 1,0</text:p>
          </table:table-cell>
        </table:table-row>
        <table:table-row table:style-name="ro2">
          <table:table-cell table:style-name="ce47" office:value-type="string" calcext:value-type="string" table:number-columns-spanned="6" table:number-rows-spanned="1">
            <text:p>Proposito:</text:p>
          </table:table-cell>
          <table:covered-table-cell table:style-name="ce12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8" office:value-type="string" calcext:value-type="string" table:number-columns-spanned="6" table:number-rows-spanned="1">
            <text:p>Se describen los pasos para que un Administrador pueda atender una queja realizada por un Consumidor en el sistema</text:p>
          </table:table-cell>
          <table:covered-table-cell table:style-name="ce12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Resumen:</text:p>
          </table:table-cell>
          <table:covered-table-cell table:style-name="ce12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En la pestaña “Quejas y Reclamaciones” se mostrarán las quejas realizadas por Consumidores y aún no han sido atendidas por los administradores, el Administrador posa el mouse sobre la Queja y pincha la opción “Atender Queja”, el sistema le dirige a una pestaña donde se muestra el contenido de la Queja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posa el mouse sobre una de las quejas listadas aún no atendidas y elige la opción “Atender Queja”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 table:number-columns-spanned="2" table:number-rows-spanned="1">
            <text:p>El sistema se dirige a una pestaña donde se muestra el contenido de la Queja y muestra un mensaje de éxito</text:p>
          </table:table-cell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Se muestra un mensaje de error:</text:p>
          </table:table-cell>
          <table:covered-table-cell/>
          <table:covered-table-cell table:style-name="ce60"/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1a</text:p>
          </table:table-cell>
          <table:table-cell office:value-type="string" calcext:value-type="string" table:number-columns-spanned="5" table:number-rows-spanned="1">
            <text:p>“No es posible atender a esta Queja debido a que otro Usuario Administrador ya lo ha hecho”</text:p>
          </table:table-cell>
          <table:covered-table-cell/>
          <table:covered-table-cell table:style-name="ce60"/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1b</text:p>
          </table:table-cell>
          <table:table-cell office:value-type="string" calcext:value-type="string" table:number-columns-spanned="5" table:number-rows-spanned="1">
            <text:p>“No es posible atender a esta Queja debido a un error desconocido, intente otra vez más tarde”</text:p>
          </table:table-cell>
          <table:covered-table-cell/>
          <table:covered-table-cell table:style-name="ce60"/>
          <table:covered-table-cell table:style-name="ce11"/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Se muestra un mensaje de error:</text:p>
          </table:table-cell>
          <table:covered-table-cell/>
          <table:covered-table-cell table:style-name="ce60"/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2a</text:p>
          </table:table-cell>
          <table:table-cell office:value-type="string" calcext:value-type="string" table:number-columns-spanned="5" table:number-rows-spanned="1">
            <text:p>“No es posible atender a esta Queja debido a un error desconocido, intente otra vez más tarde”</text:p>
          </table:table-cell>
          <table:covered-table-cell/>
          <table:covered-table-cell table:style-name="ce60"/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2b</text:p>
          </table:table-cell>
          <table:table-cell office:value-type="string" calcext:value-type="string" table:number-columns-spanned="5" table:number-rows-spanned="1">
            <text:p>“No se pueden mostrar los datos de la Queja por un error desconocido”</text:p>
          </table:table-cell>
          <table:covered-table-cell/>
          <table:covered-table-cell table:style-name="ce60"/>
          <table:covered-table-cell table:style-name="ce11"/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47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Responder Queja</text:p>
          </table:table-cell>
          <table:covered-table-cell table:number-columns-repeated="4" table:style-name="ce18"/>
        </table:table-row>
        <table:table-row table:style-name="ro2">
          <table:table-cell table:style-name="ce8"/>
          <table:table-cell table:style-name="ce14" table:number-columns-spanned="5" table:number-rows-spanned="1"/>
          <table:covered-table-cell table:number-columns-repeated="4"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7:46:30.9033561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17:56:20.976537560</dc:date>
    <meta:editing-duration>PT2H41M31S</meta:editing-duration>
    <meta:editing-cycles>44</meta:editing-cycles>
    <meta:generator>LibreOffice/6.2.7.1$Linux_X86_64 LibreOffice_project/20$Build-1</meta:generator>
    <meta:document-statistic meta:table-count="1" meta:cell-count="40" meta:object-count="0"/>
  </office:meta>
</office:document-meta>
</file>